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cccc" draw:textarea-horizontal-align="justify" draw:textarea-vertical-align="middle" draw:auto-grow-height="false" fo:min-height="2.245cm" fo:min-width="1.4cm"/>
      <style:paragraph-properties style:writing-mode="lr-tb"/>
    </style:style>
    <style:style style:name="gr2" style:family="graphic" style:parent-style-name="objectwithoutfill">
      <style:graphic-properties svg:stroke-width="0.06cm" svg:stroke-color="#990000" draw:marker-start-width="0.3cm" draw:marker-end="" draw:marker-end-width="0.4cm" draw:fill="none" draw:textarea-vertical-align="middle" fo:padding-top="0.155cm" fo:padding-bottom="0.155cm" fo:padding-left="0.28cm" fo:padding-right="0.28cm"/>
    </style:style>
    <style:style style:name="gr3" style:family="graphic" style:parent-style-name="objectwithoutfill">
      <style:graphic-properties svg:stroke-width="0.06cm" svg:stroke-color="#990000" draw:marker-start-width="0.29cm" draw:marker-end-width="0.29cm" draw:fill="none" draw:textarea-vertical-align="middle" fo:padding-top="0.155cm" fo:padding-bottom="0.155cm" fo:padding-left="0.28cm" fo:padding-right="0.28cm"/>
    </style:style>
    <style:style style:name="gr4" style:family="graphic" style:parent-style-name="standard">
      <style:graphic-properties draw:fill="solid" draw:fill-color="#ffcccc" draw:textarea-horizontal-align="justify" draw:textarea-vertical-align="middle" draw:auto-grow-height="false" fo:min-height="1.485cm" fo:min-width="1.285cm"/>
      <style:paragraph-properties style:writing-mode="lr-tb"/>
    </style:style>
    <style:style style:name="gr5" style:family="graphic" style:parent-style-name="objectwithoutfill">
      <style:graphic-properties svg:stroke-width="0.06cm" svg:stroke-color="#000000" draw:marker-start-width="0.3cm" draw:marker-end="" draw:marker-end-width="0.4cm" draw:fill="none" draw:textarea-vertical-align="middle" fo:padding-top="0.155cm" fo:padding-bottom="0.155cm" fo:padding-left="0.28cm" fo:padding-right="0.28cm"/>
    </style:style>
    <style:style style:name="gr6" style:family="graphic" style:parent-style-name="standard">
      <style:graphic-properties draw:fill="solid" draw:fill-color="#ccffff" draw:textarea-horizontal-align="justify" draw:textarea-vertical-align="middle" draw:auto-grow-height="false" fo:min-height="1.27cm" fo:min-width="6.39cm"/>
      <style:paragraph-properties style:writing-mode="lr-tb"/>
    </style:style>
    <style:style style:name="gr7" style:family="graphic" style:parent-style-name="standard">
      <style:graphic-properties draw:fill="solid" draw:fill-color="#cccccc" draw:textarea-horizontal-align="justify" draw:textarea-vertical-align="middle" draw:auto-grow-height="false" fo:min-height="1.835cm" fo:min-width="1.85cm"/>
      <style:paragraph-properties style:writing-mode="lr-tb"/>
    </style:style>
    <style:style style:name="gr8" style:family="graphic" style:parent-style-name="objectwithoutfill">
      <style:graphic-properties svg:stroke-width="0.06cm" svg:stroke-color="#ff3333" draw:marker-start-width="0.3cm" draw:marker-end="" draw:marker-end-width="0.4cm" draw:fill="none" draw:textarea-vertical-align="middle" fo:padding-top="0.155cm" fo:padding-bottom="0.155cm" fo:padding-left="0.28cm" fo:padding-right="0.28cm"/>
    </style:style>
    <style:style style:name="gr9" style:family="graphic" style:parent-style-name="objectwithoutfill">
      <style:graphic-properties draw:stroke="dash" draw:stroke-dash="dashed-2" svg:stroke-width="0.06cm" svg:stroke-color="#3399ff" draw:marker-start-width="0.3cm" draw:marker-end="" draw:marker-end-width="0.4cm" draw:fill="none" draw:textarea-vertical-align="middle" fo:padding-top="0.155cm" fo:padding-bottom="0.155cm" fo:padding-left="0.28cm" fo:padding-right="0.28cm"/>
    </style:style>
    <style:style style:name="gr10" style:family="graphic" style:parent-style-name="objectwithoutfill">
      <style:graphic-properties svg:stroke-width="0.06cm" svg:stroke-color="#3399ff" draw:marker-start-width="0.3cm" draw:marker-end="" draw:marker-end-width="0.4cm" draw:fill="none" draw:textarea-vertical-align="middle" fo:padding-top="0.155cm" fo:padding-bottom="0.155cm" fo:padding-left="0.28cm" fo:padding-right="0.28cm"/>
    </style:style>
    <style:style style:name="gr11" style:family="graphic" style:parent-style-name="objectwithoutfill">
      <style:graphic-properties svg:stroke-width="0.06cm" svg:stroke-color="#ff9900" draw:marker-start-width="0.3cm" draw:marker-end="" draw:marker-end-width="0.4cm" draw:fill="none" draw:textarea-vertical-align="middle" fo:padding-top="0.155cm" fo:padding-bottom="0.155cm" fo:padding-left="0.28cm" fo:padding-right="0.28cm"/>
    </style:style>
    <style:style style:name="gr12" style:family="graphic" style:parent-style-name="standard">
      <style:graphic-properties draw:fill="solid" draw:fill-color="#cccccc" draw:textarea-horizontal-align="justify" draw:textarea-vertical-align="middle" draw:auto-grow-height="false" fo:min-height="1.27cm" fo:min-width="1.445cm"/>
      <style:paragraph-properties style:writing-mode="lr-tb"/>
    </style:style>
    <style:style style:name="gr13" style:family="graphic" style:parent-style-name="standard">
      <style:graphic-properties draw:fill="solid" draw:fill-color="#ccffff" draw:textarea-horizontal-align="justify" draw:textarea-vertical-align="middle" draw:auto-grow-height="false" fo:min-height="3.465cm" fo:min-width="1.44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5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26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47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3.23cm"/>
      <style:paragraph-properties style:writing-mode="lr-tb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standard">
      <style:graphic-properties draw:fill="solid" draw:fill-color="#ccffff" draw:textarea-horizontal-align="justify" draw:textarea-vertical-align="middle" draw:auto-grow-height="false" fo:min-height="1.27cm" fo:min-width="2.605cm"/>
      <style:paragraph-properties style:writing-mode="lr-tb"/>
    </style:style>
    <style:style style:name="gr20" style:family="graphic" style:parent-style-name="standard">
      <style:graphic-properties draw:fill="solid" draw:fill-color="#ccffff" draw:textarea-horizontal-align="justify" draw:textarea-vertical-align="middle" draw:auto-grow-height="false" fo:min-height="1.27cm" fo:min-width="2.69cm"/>
      <style:paragraph-properties style:writing-mode="lr-tb"/>
    </style:style>
    <style:style style:name="gr21" style:family="graphic" style:parent-style-name="standard">
      <style:graphic-properties draw:fill="solid" draw:fill-color="#99ccff" draw:textarea-horizontal-align="justify" draw:textarea-vertical-align="middle" draw:auto-grow-height="false" fo:min-height="1.25cm" fo:min-width="1cm"/>
      <style:paragraph-properties style:writing-mode="lr-tb"/>
    </style:style>
    <style:style style:name="gr22" style:family="graphic" style:parent-style-name="objectwithoutfill">
      <style:graphic-properties svg:stroke-width="0.06cm" svg:stroke-color="#000000" draw:marker-start="Arrowheads_20_1" draw:marker-start-width="0.3cm" draw:marker-end="Arrowheads_20_2" draw:marker-end-width="0.4cm" draw:fill="none" draw:textarea-vertical-align="middle" fo:padding-top="0.155cm" fo:padding-bottom="0.155cm" fo:padding-left="0.28cm" fo:padding-right="0.28cm"/>
    </style:style>
    <style:style style:name="gr23" style:family="graphic" style:parent-style-name="standard">
      <style:graphic-properties draw:stroke="none" svg:stroke-color="#000000" draw:fill="none" draw:fill-color="#ffffff" fo:min-height="2.33cm"/>
      <style:paragraph-properties style:writing-mode="lr-tb"/>
    </style:style>
    <style:style style:name="P1" style:family="paragraph">
      <style:paragraph-properties fo:text-align="center" style:writing-mode="lr-tb"/>
      <style:text-properties fo:font-size="12pt" style:font-size-asian="12pt" style:font-size-complex="12pt"/>
    </style:style>
    <style:style style:name="P2" style:family="paragraph">
      <loext:graphic-properties draw:fill="solid" draw:fill-color="#cccccc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cccc"/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loext:graphic-properties draw:fill="solid" draw:fill-color="#ccffff"/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paragraph-properties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9" style:family="paragraph">
      <style:text-properties fo:font-size="12pt" style:font-size-asian="12pt" style:font-size-complex="12pt"/>
    </style:style>
    <style:style style:name="P10" style:family="paragraph">
      <style:paragraph-properties fo:margin-left="0cm" fo:margin-right="0cm" fo:margin-top="0cm" fo:margin-bottom="0cm" fo:line-height="100%" fo:text-indent="0cm"/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P12" style:family="paragraph">
      <loext:graphic-properties draw:fill="solid" draw:fill-color="#99ccff"/>
      <style:paragraph-properties fo:text-align="center" style:writing-mode="lr-tb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9cm" svg:height="2.495cm" svg:x="2.095cm" svg:y="7.72cm">
          <text:p text:style-name="P1"><text:span text:style-name="T1">20VDC </text:span></text:p>
          <text:p text:style-name="P1"><text:span text:style-name="T1">Battery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.005cm" svg:y1="8.04cm" svg:x2="5.32cm" svg:y2="8.04cm">
          <text:p/>
        </draw:line>
        <draw:line draw:style-name="gr3" draw:text-style-name="P3" draw:layer="layout" svg:x1="8.22cm" svg:y1="12.63cm" svg:x2="8.22cm" svg:y2="8.025cm">
          <text:p/>
        </draw:line>
        <draw:custom-shape draw:style-name="gr4" draw:text-style-name="P4" draw:layer="layout" svg:width="1.785cm" svg:height="1.735cm" svg:x="4.905cm" svg:y="7.28cm">
          <text:p text:style-name="P1"><text:span text:style-name="T1">Main Power Switch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4.005cm" svg:y1="9.645cm" svg:x2="10.485cm" svg:y2="9.645cm">
          <text:p/>
        </draw:line>
        <draw:line draw:style-name="gr2" draw:text-style-name="P3" draw:layer="layout" svg:x1="6.655cm" svg:y1="8.04cm" svg:x2="10.27cm" svg:y2="8.04cm">
          <text:p/>
        </draw:line>
        <draw:line draw:style-name="gr2" draw:text-style-name="P3" draw:layer="layout" svg:x1="7.115cm" svg:y1="8.065cm" svg:x2="7.105cm" svg:y2="7.07cm">
          <text:p/>
        </draw:line>
        <draw:line draw:style-name="gr5" draw:text-style-name="P3" draw:layer="layout" svg:x1="7.48cm" svg:y1="9.625cm" svg:x2="7.455cm" svg:y2="7.085cm">
          <text:p/>
        </draw:line>
        <draw:line draw:style-name="gr5" draw:text-style-name="P3" draw:layer="layout" svg:x1="7.865cm" svg:y1="13.265cm" svg:x2="7.865cm" svg:y2="9.63cm">
          <text:p/>
        </draw:line>
        <draw:custom-shape draw:style-name="gr6" draw:text-style-name="P5" draw:layer="layout" svg:width="6.89cm" svg:height="1.52cm" svg:x="15.265cm" svg:y="9.64cm">
          <text:p text:style-name="P1"><text:span text:style-name="T1">Huzzah</text:span></text:p>
          <text:p text:style-name="P1"><text:span text:style-name="T1">ESP32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35cm" svg:height="2.085cm" svg:x="8.78cm" svg:y="7.8cm">
          <text:p text:style-name="P1"><text:span text:style-name="T1">5V Regul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3" draw:layer="layout" svg:x1="11.11cm" svg:y1="8.705cm" svg:x2="13.78cm" svg:y2="8.705cm">
          <text:p/>
        </draw:line>
        <draw:line draw:style-name="gr2" draw:text-style-name="P3" draw:layer="layout" svg:x1="8.195cm" svg:y1="12.65cm" svg:x2="14.44cm" svg:y2="12.65cm">
          <text:p/>
        </draw:line>
        <draw:line draw:style-name="gr8" draw:text-style-name="P3" draw:layer="layout" svg:x1="13.79cm" svg:y1="15.33cm" svg:x2="13.79cm" svg:y2="5.44cm">
          <text:p/>
        </draw:line>
        <draw:line draw:style-name="gr8" draw:text-style-name="P3" draw:layer="layout" svg:x1="13.8cm" svg:y1="5.472cm" svg:x2="19.845cm" svg:y2="5.472cm">
          <text:p/>
        </draw:line>
        <draw:line draw:style-name="gr8" draw:text-style-name="P3" draw:layer="layout" svg:x1="13.81cm" svg:y1="10.007cm" svg:x2="15.285cm" svg:y2="10.007cm">
          <text:p/>
        </draw:line>
        <draw:line draw:style-name="gr8" draw:text-style-name="P3" draw:layer="layout" svg:x1="13.8cm" svg:y1="15.3cm" svg:x2="19.845cm" svg:y2="15.3cm">
          <text:p/>
        </draw:line>
        <draw:line draw:style-name="gr9" draw:text-style-name="P3" draw:layer="layout" svg:x1="16.595cm" svg:y1="9.645cm" svg:x2="16.595cm" svg:y2="8.33cm">
          <text:p/>
        </draw:line>
        <draw:line draw:style-name="gr9" draw:text-style-name="P3" draw:layer="layout" svg:x1="18.07cm" svg:y1="14.51cm" svg:x2="18.07cm" svg:y2="11.155cm">
          <text:p/>
        </draw:line>
        <draw:line draw:style-name="gr10" draw:text-style-name="P3" draw:layer="layout" svg:x1="15.96cm" svg:y1="9.65cm" svg:x2="15.96cm" svg:y2="8.335cm">
          <text:p/>
        </draw:line>
        <draw:line draw:style-name="gr5" draw:text-style-name="P3" draw:layer="layout" svg:x1="11.135cm" svg:y1="9.17cm" svg:x2="13.21cm" svg:y2="9.17cm">
          <text:p/>
        </draw:line>
        <draw:line draw:style-name="gr5" draw:text-style-name="P3" draw:layer="layout" svg:x1="7.84cm" svg:y1="13.265cm" svg:x2="14.425cm" svg:y2="13.265cm">
          <text:p/>
        </draw:line>
        <draw:line draw:style-name="gr10" draw:text-style-name="P3" draw:layer="layout" svg:x1="20.575cm" svg:y1="9.65cm" svg:x2="20.575cm" svg:y2="6.215cm">
          <text:p/>
        </draw:line>
        <draw:line draw:style-name="gr10" draw:text-style-name="P3" draw:layer="layout" svg:x1="20.575cm" svg:y1="14.555cm" svg:x2="20.575cm" svg:y2="11.145cm">
          <text:p/>
        </draw:line>
        <draw:line draw:style-name="gr11" draw:text-style-name="P3" draw:layer="layout" svg:x1="22.15cm" svg:y1="10.295cm" svg:x2="22.85cm" svg:y2="10.295cm">
          <text:p/>
        </draw:line>
        <draw:line draw:style-name="gr11" draw:text-style-name="P3" draw:layer="layout" svg:x1="22.815cm" svg:y1="12.72cm" svg:x2="22.815cm" svg:y2="8.105cm">
          <text:p/>
        </draw:line>
        <draw:custom-shape draw:style-name="gr12" draw:text-style-name="P2" draw:layer="layout" svg:width="1.945cm" svg:height="1.52cm" svg:x="21.315cm" svg:y="6.8cm">
          <text:p text:style-name="P1"><text:span text:style-name="T1">3.3V</text:span></text:p>
          <text:p text:style-name="P1"><text:span text:style-name="T1">Enable</text:span></text:p>
          <text:p text:style-name="P1"><text:span text:style-name="T1">Switch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945cm" svg:height="1.52cm" svg:x="21.315cm" svg:y="12.485cm">
          <text:p text:style-name="P1"><text:span text:style-name="T1">3.3V</text:span></text:p>
          <text:p text:style-name="P1"><text:span text:style-name="T1">Enable</text:span></text:p>
          <text:p text:style-name="P1"><text:span text:style-name="T1">Switch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21.745cm" svg:y1="9.65cm" svg:x2="21.745cm" svg:y2="8.335cm">
          <text:p/>
        </draw:line>
        <draw:line draw:style-name="gr10" draw:text-style-name="P3" draw:layer="layout" svg:x1="21.745cm" svg:y1="12.48cm" svg:x2="21.745cm" svg:y2="11.16cm">
          <text:p/>
        </draw:line>
        <draw:custom-shape draw:style-name="gr13" draw:text-style-name="P5" draw:layer="layout" svg:width="1.945cm" svg:height="3.715cm" svg:x="24.01cm" svg:y="4.635cm">
          <text:p text:style-name="P1"><text:span text:style-name="T1">PCA</text:span></text:p>
          <text:p text:style-name="P1"><text:span text:style-name="T1">9685</text:span></text:p>
          <text:p text:style-name="P1"><text:span text:style-name="T1">PWM</text:span>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23.24cm" svg:y1="7.69cm" svg:x2="23.975cm" svg:y2="7.69cm">
          <text:p/>
        </draw:line>
        <draw:custom-shape draw:style-name="gr13" draw:text-style-name="P5" draw:layer="layout" svg:width="1.945cm" svg:height="3.715cm" svg:x="24.01cm" svg:y="12.265cm">
          <text:p text:style-name="P1"><text:span text:style-name="T1">PCA</text:span></text:p>
          <text:p text:style-name="P1"><text:span text:style-name="T1">9685</text:span></text:p>
          <text:p text:style-name="P1"><text:span text:style-name="T1">PWM</text:span>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23.295cm" svg:y1="12.985cm" svg:x2="23.995cm" svg:y2="12.985cm">
          <text:p/>
        </draw:line>
        <draw:line draw:style-name="gr8" draw:text-style-name="P3" draw:layer="layout" svg:x1="21.305cm" svg:y1="15.308cm" svg:x2="23.97cm" svg:y2="15.308cm">
          <text:p/>
        </draw:line>
        <draw:line draw:style-name="gr8" draw:text-style-name="P3" draw:layer="layout" svg:x1="21.095cm" svg:y1="5.35cm" svg:x2="23.97cm" svg:y2="5.35cm">
          <text:p/>
        </draw:line>
        <draw:frame draw:style-name="gr14" draw:text-style-name="P6" draw:layer="layout" svg:width="1.585cm" svg:height="0.81cm" svg:x="23.885cm" svg:y="7.305cm">
          <draw:text-box>
            <text:p><text:span text:style-name="T1">3.3V</text:span></text:p>
          </draw:text-box>
        </draw:frame>
        <draw:frame draw:style-name="gr14" draw:text-style-name="P6" draw:layer="layout" svg:width="1.585cm" svg:height="0.81cm" svg:x="23.905cm" svg:y="12.62cm">
          <draw:text-box>
            <text:p><text:span text:style-name="T1">3.3V</text:span></text:p>
          </draw:text-box>
        </draw:frame>
        <draw:frame draw:style-name="gr14" draw:text-style-name="P6" draw:layer="layout" svg:width="1.585cm" svg:height="0.81cm" svg:x="23.885cm" svg:y="14.932cm">
          <draw:text-box>
            <text:p><text:span text:style-name="T1">5V</text:span></text:p>
          </draw:text-box>
        </draw:frame>
        <draw:frame draw:style-name="gr14" draw:text-style-name="P6" draw:layer="layout" svg:width="1.585cm" svg:height="0.81cm" svg:x="23.885cm" svg:y="5.04cm">
          <draw:text-box>
            <text:p><text:span text:style-name="T1">5V</text:span></text:p>
          </draw:text-box>
        </draw:frame>
        <draw:frame draw:style-name="gr15" draw:text-style-name="P7" draw:layer="layout" svg:width="13.43cm" svg:height="1.515cm" svg:x="8.33cm" svg:y="1.92cm">
          <draw:text-box>
            <text:p><text:span text:style-name="T2">Power Control for Hexbot</text:span></text:p>
          </draw:text-box>
        </draw:frame>
        <draw:frame draw:style-name="gr16" draw:text-style-name="P8" draw:layer="layout" svg:width="11.645cm" svg:height="0.726cm" svg:x="14.92cm" svg:y="18.474cm">
          <draw:text-box>
            <text:p><text:span text:style-name="T1">Common ground and decoupling capacitors not shown</text:span></text:p>
          </draw:text-box>
        </draw:frame>
        <draw:frame draw:style-name="gr17" draw:text-style-name="P11" draw:layer="layout" svg:width="10.18cm" svg:height="3.48cm" svg:x="1.935cm" svg:y="16.16cm">
          <draw:text-box>
            <text:p text:style-name="P9"><text:span text:style-name="T1">Example devices:</text:span></text:p>
            <text:p text:style-name="P9"><text:span text:style-name="T1">-12.5A current sensor: MCS180112, MCS180012</text:span></text:p>
            <text:p text:style-name="P10"><text:span text:style-name="T3">-25.0A current sensor: </text:span><text:span text:style-name="T1">MCS180125, MCS180025</text:span></text:p>
            <text:p text:style-name="P10"><text:span text:style-name="T1">-3.3V Enable Switch: LH1805</text:span></text:p>
            <text:p text:style-name="P10"><text:span text:style-name="T1">-5V Enable Switch: RFP30N06LE/STP36NF06L</text:span></text:p>
          </draw:text-box>
        </draw:frame>
        <draw:custom-shape draw:style-name="gr12" draw:text-style-name="P2" draw:layer="layout" svg:width="1.945cm" svg:height="1.52cm" svg:x="17.025cm" svg:y="14.515cm">
          <text:p text:style-name="P1"><text:span text:style-name="T1">Current</text:span></text:p>
          <text:p text:style-name="P1"><text:span text:style-name="T1">Sensor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-7.83cm" svg:y1="0.875cm" svg:x2="-7.83cm" svg:y2="17.1cm">
          <text:p/>
        </draw:line>
        <draw:line draw:style-name="gr9" draw:text-style-name="P3" draw:layer="layout" svg:x1="18.07cm" svg:y1="9.635cm" svg:x2="18.07cm" svg:y2="6.225cm">
          <text:p/>
        </draw:line>
        <draw:custom-shape draw:style-name="gr12" draw:text-style-name="P2" draw:layer="layout" svg:width="1.945cm" svg:height="1.52cm" svg:x="17.025cm" svg:y="4.712cm">
          <text:p text:style-name="P1"><text:span text:style-name="T1">Current</text:span></text:p>
          <text:p text:style-name="P1"><text:span text:style-name="T1">Sensor</text:span></text:p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3.105cm" svg:height="1.52cm" svg:x="14.405cm" svg:y="7.015cm">
          <text:p text:style-name="P1"><text:span text:style-name="T1">5V Voltage</text:span></text:p>
          <text:p text:style-name="P1"><text:span text:style-name="T1">Measurement</text:span></text:p>
          <text:p text:style-name="P1"><text:span text:style-name="T1">Circuit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945cm" svg:height="1.52cm" svg:x="19.845cm" svg:y="4.702cm">
          <text:p text:style-name="P1"><text:span text:style-name="T1">5V</text:span></text:p>
          <text:p text:style-name="P1"><text:span text:style-name="T1">Enable</text:span></text:p>
          <text:p text:style-name="P1"><text:span text:style-name="T1">Switch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3.19cm" svg:height="1.52cm" svg:x="14.405cm" svg:y="12.175cm">
          <text:p text:style-name="P1"><text:span text:style-name="T1">20V Voltage</text:span></text:p>
          <text:p text:style-name="P1"><text:span text:style-name="T1">Measurement</text:span></text:p>
          <text:p text:style-name="P1"><text:span text:style-name="T1">Circuit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2.12cm" svg:height="2.12cm" svg:x="6.255cm" svg:y="5.02cm">
          <text:p text:style-name="P1"><text:span text:style-name="T1">20VPWR</text:span></text:p>
          <text:p text:style-name="P1"><text:span text:style-name="T1">L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13.79cm" svg:y1="7.435cm" svg:x2="14.395cm" svg:y2="7.435cm">
          <text:p/>
        </draw:line>
        <draw:line draw:style-name="gr22" draw:text-style-name="P3" draw:layer="layout" svg:x1="13.235cm" svg:y1="11.565cm" svg:x2="13.235cm" svg:y2="6.26cm">
          <text:p/>
        </draw:line>
        <draw:line draw:style-name="gr5" draw:text-style-name="P3" draw:layer="layout" svg:x1="13.21cm" svg:y1="7.89cm" svg:x2="14.4cm" svg:y2="7.89cm">
          <text:p/>
        </draw:line>
        <draw:line draw:style-name="gr9" draw:text-style-name="P3" draw:layer="layout" svg:x1="16.595cm" svg:y1="12.168cm" svg:x2="16.595cm" svg:y2="11.165cm">
          <text:p/>
        </draw:line>
        <draw:line draw:style-name="gr10" draw:text-style-name="P3" draw:layer="layout" svg:x1="15.96cm" svg:y1="12.203cm" svg:x2="15.96cm" svg:y2="11.15cm">
          <text:p/>
        </draw:line>
        <draw:line draw:style-name="gr8" draw:text-style-name="P3" draw:layer="layout" svg:x1="11.55cm" svg:y1="8.72cm" svg:x2="11.55cm" svg:y2="7.125cm">
          <text:p/>
        </draw:line>
        <draw:line draw:style-name="gr5" draw:text-style-name="P3" draw:layer="layout" svg:x1="11.959cm" svg:y1="9.15cm" svg:x2="11.94cm" svg:y2="7.065cm">
          <text:p/>
        </draw:line>
        <draw:custom-shape draw:style-name="gr21" draw:text-style-name="P12" draw:layer="layout" svg:width="2.12cm" svg:height="2.12cm" svg:x="10.64cm" svg:y="5.02cm">
          <text:p text:style-name="P1"><text:span text:style-name="T1">5V PWR</text:span></text:p>
          <text:p text:style-name="P1"><text:span text:style-name="T1">L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2.12cm" svg:height="2.12cm" svg:x="23.815cm" svg:y="9.015cm">
          <text:p text:style-name="P1"><text:span text:style-name="T1">3.3V PWR</text:span></text:p>
          <text:p text:style-name="P1"><text:span text:style-name="T1">L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3" draw:layer="layout" svg:x1="22.82cm" svg:y1="10.045cm" svg:x2="23.82cm" svg:y2="10.045cm">
          <text:p/>
        </draw:line>
        <draw:line draw:style-name="gr5" draw:text-style-name="P3" draw:layer="layout" svg:x1="23.305cm" svg:y1="10.48cm" svg:x2="23.94cm" svg:y2="10.48cm">
          <text:p/>
        </draw:line>
        <draw:line draw:style-name="gr2" draw:text-style-name="P3" draw:layer="layout" svg:x1="1.743cm" svg:y1="12.29cm" svg:x2="2.738cm" svg:y2="12.29cm">
          <text:p/>
        </draw:line>
        <draw:frame draw:style-name="gr23" draw:text-style-name="P11" draw:layer="layout" svg:width="3.515cm" svg:height="3.095cm" svg:x="2.54cm" svg:y="11.939cm">
          <draw:text-box>
            <text:p text:style-name="P9"><text:span text:style-name="T1">20V</text:span></text:p>
            <text:p text:style-name="P9"><text:span text:style-name="T1">5V</text:span></text:p>
            <text:p text:style-name="P9"><text:span text:style-name="T1">3.3</text:span></text:p>
            <text:p text:style-name="P9"><text:span text:style-name="T1">Ground</text:span></text:p>
            <text:p text:style-name="P9"><text:span text:style-name="T1">Digital GPIO</text:span></text:p>
            <text:p text:style-name="P9"><text:span text:style-name="T1">Analog GPIO</text:span></text:p>
          </draw:text-box>
        </draw:frame>
        <draw:line draw:style-name="gr8" draw:text-style-name="P3" draw:layer="layout" svg:x1="1.73cm" svg:y1="12.763cm" svg:x2="2.719cm" svg:y2="12.763cm">
          <text:p/>
        </draw:line>
        <draw:line draw:style-name="gr11" draw:text-style-name="P3" draw:layer="layout" svg:x1="1.715cm" svg:y1="13.231cm" svg:x2="2.7cm" svg:y2="13.231cm">
          <text:p/>
        </draw:line>
        <draw:line draw:style-name="gr5" draw:text-style-name="P3" draw:layer="layout" svg:x1="1.72cm" svg:y1="13.73cm" svg:x2="2.716cm" svg:y2="13.73cm">
          <text:p/>
        </draw:line>
        <draw:line draw:style-name="gr10" draw:text-style-name="P3" draw:layer="layout" svg:x1="1.72cm" svg:y1="14.175cm" svg:x2="2.705cm" svg:y2="14.175cm">
          <text:p/>
        </draw:line>
        <draw:line draw:style-name="gr9" draw:text-style-name="P3" draw:layer="layout" svg:x1="1.73cm" svg:y1="14.66cm" svg:x2="2.705cm" svg:y2="14.66cm">
          <text:p/>
        </draw:line>
        <draw:custom-shape draw:style-name="gr12" draw:text-style-name="P2" draw:layer="layout" svg:width="1.945cm" svg:height="1.52cm" svg:x="19.845cm" svg:y="14.55cm">
          <text:p text:style-name="P1"><text:span text:style-name="T1">5V</text:span></text:p>
          <text:p text:style-name="P1"><text:span text:style-name="T1">Enable</text:span></text:p>
          <text:p text:style-name="P1"><text:span text:style-name="T1">Switch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826 1131 754" svg:d="M566 826l-566 754 114-85 136-68 148-46 161-17 161 13 153 46 140 68 118 89z"/>
    <draw:marker draw:name="Arrowheads_20_2" draw:display-name="Arrowheads 2" svg:viewBox="0 826 1131 754" svg:d="M566 826l-566 754 114-85 136-68 148-46 161-17 161 13 153 46 140 68 118 89z"/>
    <draw:marker draw:name="Concave_20_short" draw:display-name="Concave short" svg:viewBox="0 0 1131 754" svg:d="M566 0l-566 754 114-85 136-68 148-46 161-17 161 13 153 46 140 68 118 89z"/>
    <draw:stroke-dash draw:name="dashed-2" draw:style="rect" draw:dots1="1" draw:dots1-length="5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23T22:16:20.813000000</meta:creation-date>
    <dc:date>2022-05-29T22:30:26.985000000</dc:date>
    <meta:editing-duration>PT4H33M41S</meta:editing-duration>
    <meta:editing-cycles>4</meta:editing-cycles>
    <meta:generator>LibreOffice/7.2.7.2$Windows_X86_64 LibreOffice_project/8d71d29d553c0f7dcbfa38fbfda25ee34cce99a2</meta:generator>
    <meta:document-statistic meta:object-count="70"/>
  </office:meta>
</office:document-meta>
</file>